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32">
            <text:p>20032</text:p>
          </table:table-cell>
          <table:table-cell office:value-type="float" office:value="25000">
            <text:p>25000</text:p>
          </table:table-cell>
          <table:table-cell office:value-type="float" office:value="30032">
            <text:p>30032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47">
            <text:p>45047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32">
            <text:p>60032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47">
            <text:p>85047</text:p>
          </table:table-cell>
          <table:table-cell office:value-type="float" office:value="90032">
            <text:p>90032</text:p>
          </table:table-cell>
          <table:table-cell office:value-type="float" office:value="95016">
            <text:p>95016</text:p>
          </table:table-cell>
          <table:table-cell office:value-type="float" office:value="100047">
            <text:p>100047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32">
            <text:p>140032</text:p>
          </table:table-cell>
          <table:table-cell office:value-type="float" office:value="145000">
            <text:p>145000</text:p>
          </table:table-cell>
          <table:table-cell office:value-type="float" office:value="150047">
            <text:p>150047</text:p>
          </table:table-cell>
          <table:table-cell office:value-type="float" office:value="155032">
            <text:p>155032</text:p>
          </table:table-cell>
          <table:table-cell office:value-type="float" office:value="160000">
            <text:p>160000</text:p>
          </table:table-cell>
          <table:table-cell office:value-type="float" office:value="165032">
            <text:p>165032</text:p>
          </table:table-cell>
          <table:table-cell office:value-type="float" office:value="170032">
            <text:p>170032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16">
            <text:p>195016</text:p>
          </table:table-cell>
          <table:table-cell office:value-type="float" office:value="200047">
            <text:p>200047</text:p>
          </table:table-cell>
          <table:table-cell office:value-type="float" office:value="205032">
            <text:p>205032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32">
            <text:p>225032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32">
            <text:p>250032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table:style-name="ce1" office:value-type="float" office:value="189252.628052904">
            <text:p>189252,62805290</text:p>
          </table:table-cell>
          <table:table-cell table:number-columns-repeated="2" table:style-name="ce1" office:value-type="float" office:value="188918.113472311">
            <text:p>188918,11347231</text:p>
          </table:table-cell>
          <table:table-cell table:number-columns-repeated="4" table:style-name="ce1" office:value-type="float" office:value="184841.442776255">
            <text:p>184841,44277626</text:p>
          </table:table-cell>
          <table:table-cell table:number-columns-repeated="2" table:style-name="ce1" office:value-type="float" office:value="184830.906576956">
            <text:p>184830,90657696</text:p>
          </table:table-cell>
          <table:table-cell table:style-name="ce1" office:value-type="float" office:value="183516.71142563">
            <text:p>183516,71142563</text:p>
          </table:table-cell>
          <table:table-cell table:style-name="ce1" office:value-type="float" office:value="182481.660391121">
            <text:p>182481,66039112</text:p>
          </table:table-cell>
          <table:table-cell table:style-name="ce1" office:value-type="float" office:value="182198.880606076">
            <text:p>182198,88060608</text:p>
          </table:table-cell>
          <table:table-cell table:number-columns-repeated="6" table:style-name="ce1" office:value-type="float" office:value="181646.623548998">
            <text:p>181646,62354900</text:p>
          </table:table-cell>
          <table:table-cell table:style-name="ce1" office:value-type="float" office:value="180971.561832794">
            <text:p>180971,56183280</text:p>
          </table:table-cell>
          <table:table-cell table:style-name="ce1" office:value-type="float" office:value="180443.202030024">
            <text:p>180443,20203002</text:p>
          </table:table-cell>
          <table:table-cell table:style-name="ce1" office:value-type="float" office:value="180193.414395764">
            <text:p>180193,41439577</text:p>
          </table:table-cell>
          <table:table-cell table:style-name="ce1" office:value-type="float" office:value="179077.408352944">
            <text:p>179077,40835294</text:p>
          </table:table-cell>
          <table:table-cell table:number-columns-repeated="2" table:style-name="ce1" office:value-type="float" office:value="178276.527919351">
            <text:p>178276,52791935</text:p>
          </table:table-cell>
          <table:table-cell table:number-columns-repeated="8" table:style-name="ce1" office:value-type="float" office:value="178049.634229022">
            <text:p>178049,63422902</text:p>
          </table:table-cell>
          <table:table-cell table:number-columns-repeated="2" table:style-name="ce1" office:value-type="float" office:value="176062.280631976">
            <text:p>176062,28063198</text:p>
          </table:table-cell>
          <table:table-cell table:style-name="ce1" office:value-type="float" office:value="176019.069880645">
            <text:p>176019,06988065</text:p>
          </table:table-cell>
          <table:table-cell table:number-columns-repeated="3" table:style-name="ce1" office:value-type="float" office:value="175597.854332582">
            <text:p>175597,85433258</text:p>
          </table:table-cell>
          <table:table-cell table:style-name="ce1" office:value-type="float" office:value="174475.494381887">
            <text:p>174475,49438189</text:p>
          </table:table-cell>
          <table:table-cell table:style-name="ce1" office:value-type="float" office:value="174311.603675472">
            <text:p>174311,60367547</text:p>
          </table:table-cell>
          <table:table-cell table:style-name="ce1" office:value-type="float" office:value="173994.890152041">
            <text:p>173994,89015204</text:p>
          </table:table-cell>
          <table:table-cell table:number-columns-repeated="2" table:style-name="ce1" office:value-type="float" office:value="173381.795632604">
            <text:p>173381,79563260</text:p>
          </table:table-cell>
          <table:table-cell table:number-columns-repeated="4" table:style-name="ce1" office:value-type="float" office:value="173229.59824675">
            <text:p>173229,59824675</text:p>
          </table:table-cell>
          <table:table-cell table:number-columns-repeated="2" table:style-name="ce1" office:value-type="float" office:value="173041.450074885">
            <text:p>173041,45007489</text:p>
          </table:table-cell>
          <table:table-cell table:number-columns-repeated="5" table:style-name="ce1" office:value-type="float" office:value="172912.142698873">
            <text:p>172912,14269887</text:p>
          </table:table-cell>
          <table:table-cell table:number-columns-repeated="2" table:style-name="ce1" office:value-type="float" office:value="172892.300727418">
            <text:p>172892,30072742</text:p>
          </table:table-cell>
          <table:table-cell table:style-name="ce1" office:value-type="float" office:value="172596.605688962">
            <text:p>172596,60568896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29">
            <text:p>529</text:p>
          </table:table-cell>
          <table:table-cell table:number-columns-repeated="4" office:value-type="float" office:value="774">
            <text:p>774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603">
            <text:p>1603</text:p>
          </table:table-cell>
          <table:table-cell office:value-type="float" office:value="1636">
            <text:p>1636</text:p>
          </table:table-cell>
          <table:table-cell office:value-type="float" office:value="1839">
            <text:p>1839</text:p>
          </table:table-cell>
          <table:table-cell table:number-columns-repeated="6" office:value-type="float" office:value="1878">
            <text:p>1878</text:p>
          </table:table-cell>
          <table:table-cell office:value-type="float" office:value="2732">
            <text:p>2732</text:p>
          </table:table-cell>
          <table:table-cell office:value-type="float" office:value="2836">
            <text:p>2836</text:p>
          </table:table-cell>
          <table:table-cell office:value-type="float" office:value="3052">
            <text:p>3052</text:p>
          </table:table-cell>
          <table:table-cell office:value-type="float" office:value="3128">
            <text:p>3128</text:p>
          </table:table-cell>
          <table:table-cell table:number-columns-repeated="2" office:value-type="float" office:value="3301">
            <text:p>3301</text:p>
          </table:table-cell>
          <table:table-cell table:number-columns-repeated="8" office:value-type="float" office:value="3572">
            <text:p>3572</text:p>
          </table:table-cell>
          <table:table-cell table:number-columns-repeated="2" office:value-type="float" office:value="4620">
            <text:p>4620</text:p>
          </table:table-cell>
          <table:table-cell office:value-type="float" office:value="4921">
            <text:p>4921</text:p>
          </table:table-cell>
          <table:table-cell table:number-columns-repeated="3" office:value-type="float" office:value="4950">
            <text:p>4950</text:p>
          </table:table-cell>
          <table:table-cell office:value-type="float" office:value="5394">
            <text:p>5394</text:p>
          </table:table-cell>
          <table:table-cell office:value-type="float" office:value="5517">
            <text:p>5517</text:p>
          </table:table-cell>
          <table:table-cell office:value-type="float" office:value="5620">
            <text:p>5620</text:p>
          </table:table-cell>
          <table:table-cell table:number-columns-repeated="2" office:value-type="float" office:value="5825">
            <text:p>5825</text:p>
          </table:table-cell>
          <table:table-cell table:number-columns-repeated="4" office:value-type="float" office:value="6081">
            <text:p>6081</text:p>
          </table:table-cell>
          <table:table-cell table:number-columns-repeated="2" office:value-type="float" office:value="6595">
            <text:p>6595</text:p>
          </table:table-cell>
          <table:table-cell table:number-columns-repeated="5" office:value-type="float" office:value="6902">
            <text:p>6902</text:p>
          </table:table-cell>
          <table:table-cell table:number-columns-repeated="2" office:value-type="float" office:value="7491">
            <text:p>7491</text:p>
          </table:table-cell>
          <table:table-cell office:value-type="float" office:value="7874">
            <text:p>7874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97158.549436941">
            <text:p>197158,54943694</text:p>
          </table:table-cell>
          <table:table-cell table:style-name="ce1" office:value-type="float" office:value="196064.337060348">
            <text:p>196064,33706035</text:p>
          </table:table-cell>
          <table:table-cell table:style-name="ce1" office:value-type="float" office:value="191130.890903682">
            <text:p>191130,89090368</text:p>
          </table:table-cell>
          <table:table-cell table:number-columns-repeated="2" table:style-name="ce1" office:value-type="float" office:value="190990.72166327">
            <text:p>190990,72166327</text:p>
          </table:table-cell>
          <table:table-cell table:number-columns-repeated="2" table:style-name="ce1" office:value-type="float" office:value="187903.299160639">
            <text:p>187903,29916064</text:p>
          </table:table-cell>
          <table:table-cell table:style-name="ce1" office:value-type="float" office:value="187164.307069732">
            <text:p>187164,30706973</text:p>
          </table:table-cell>
          <table:table-cell table:style-name="ce1" office:value-type="float" office:value="186354.67281549">
            <text:p>186354,67281549</text:p>
          </table:table-cell>
          <table:table-cell table:style-name="ce1" office:value-type="float" office:value="185339.093775574">
            <text:p>185339,09377558</text:p>
          </table:table-cell>
          <table:table-cell table:style-name="ce1" office:value-type="float" office:value="186006.517360192">
            <text:p>186006,51736019</text:p>
          </table:table-cell>
          <table:table-cell table:style-name="ce1" office:value-type="float" office:value="183516.71142563">
            <text:p>183516,71142563</text:p>
          </table:table-cell>
          <table:table-cell table:style-name="ce1" office:value-type="float" office:value="183511.037589098">
            <text:p>183511,03758910</text:p>
          </table:table-cell>
          <table:table-cell table:style-name="ce1" office:value-type="float" office:value="182284.500650959">
            <text:p>182284,50065096</text:p>
          </table:table-cell>
          <table:table-cell table:style-name="ce1" office:value-type="float" office:value="183073.010782129">
            <text:p>183073,01078213</text:p>
          </table:table-cell>
          <table:table-cell table:style-name="ce1" office:value-type="float" office:value="184809.596834389">
            <text:p>184809,59683439</text:p>
          </table:table-cell>
          <table:table-cell table:style-name="ce1" office:value-type="float" office:value="184814.681055184">
            <text:p>184814,68105519</text:p>
          </table:table-cell>
          <table:table-cell table:style-name="ce1" office:value-type="float" office:value="184665.431391551">
            <text:p>184665,43139155</text:p>
          </table:table-cell>
          <table:table-cell table:style-name="ce1" office:value-type="float" office:value="183951.768730237">
            <text:p>183951,76873024</text:p>
          </table:table-cell>
          <table:table-cell table:style-name="ce1" office:value-type="float" office:value="182796.64461101">
            <text:p>182796,64461101</text:p>
          </table:table-cell>
          <table:table-cell table:style-name="ce1" office:value-type="float" office:value="180971.561832794">
            <text:p>180971,56183280</text:p>
          </table:table-cell>
          <table:table-cell table:style-name="ce1" office:value-type="float" office:value="180585.635784318">
            <text:p>180585,63578432</text:p>
          </table:table-cell>
          <table:table-cell table:style-name="ce1" office:value-type="float" office:value="180193.414395764">
            <text:p>180193,41439577</text:p>
          </table:table-cell>
          <table:table-cell table:style-name="ce1" office:value-type="float" office:value="179614.584040486">
            <text:p>179614,58404049</text:p>
          </table:table-cell>
          <table:table-cell table:style-name="ce1" office:value-type="float" office:value="178276.527919351">
            <text:p>178276,52791935</text:p>
          </table:table-cell>
          <table:table-cell table:style-name="ce1" office:value-type="float" office:value="178967.137621738">
            <text:p>178967,13762174</text:p>
          </table:table-cell>
          <table:table-cell table:style-name="ce1" office:value-type="float" office:value="178857.414081893">
            <text:p>178857,41408189</text:p>
          </table:table-cell>
          <table:table-cell table:number-columns-repeated="2" table:style-name="ce1" office:value-type="float" office:value="179272.453335324">
            <text:p>179272,45333532</text:p>
          </table:table-cell>
          <table:table-cell table:style-name="ce1" office:value-type="float" office:value="179232.735577084">
            <text:p>179232,73557708</text:p>
          </table:table-cell>
          <table:table-cell table:style-name="ce1" office:value-type="float" office:value="179148.697921972">
            <text:p>179148,69792197</text:p>
          </table:table-cell>
          <table:table-cell table:style-name="ce1" office:value-type="float" office:value="178983.535916925">
            <text:p>178983,53591693</text:p>
          </table:table-cell>
          <table:table-cell table:style-name="ce1" office:value-type="float" office:value="178679.328984079">
            <text:p>178679,32898408</text:p>
          </table:table-cell>
          <table:table-cell table:style-name="ce1" office:value-type="float" office:value="178596.840459864">
            <text:p>178596,84045986</text:p>
          </table:table-cell>
          <table:table-cell table:style-name="ce1" office:value-type="float" office:value="176231.326548638">
            <text:p>176231,32654864</text:p>
          </table:table-cell>
          <table:table-cell table:style-name="ce1" office:value-type="float" office:value="176093.538279306">
            <text:p>176093,53827931</text:p>
          </table:table-cell>
          <table:table-cell table:style-name="ce1" office:value-type="float" office:value="176019.069880645">
            <text:p>176019,06988065</text:p>
          </table:table-cell>
          <table:table-cell table:style-name="ce1" office:value-type="float" office:value="176090.647453894">
            <text:p>176090,64745390</text:p>
          </table:table-cell>
          <table:table-cell table:number-columns-repeated="2" table:style-name="ce1" office:value-type="float" office:value="175633.096085194">
            <text:p>175633,09608520</text:p>
          </table:table-cell>
          <table:table-cell table:style-name="ce1" office:value-type="float" office:value="174608.910007778">
            <text:p>174608,91000778</text:p>
          </table:table-cell>
          <table:table-cell table:style-name="ce1" office:value-type="float" office:value="174311.603675472">
            <text:p>174311,60367547</text:p>
          </table:table-cell>
          <table:table-cell table:style-name="ce1" office:value-type="float" office:value="173994.890152041">
            <text:p>173994,89015204</text:p>
          </table:table-cell>
          <table:table-cell table:style-name="ce1" office:value-type="float" office:value="173902.810036607">
            <text:p>173902,81003661</text:p>
          </table:table-cell>
          <table:table-cell table:style-name="ce1" office:value-type="float" office:value="173852.288977581">
            <text:p>173852,28897758</text:p>
          </table:table-cell>
          <table:table-cell table:style-name="ce1" office:value-type="float" office:value="173758.444652976">
            <text:p>173758,44465298</text:p>
          </table:table-cell>
          <table:table-cell table:number-columns-repeated="3" table:style-name="ce1" office:value-type="float" office:value="174575.924746417">
            <text:p>174575,92474642</text:p>
          </table:table-cell>
          <table:table-cell table:style-name="ce1" office:value-type="float" office:value="173516.536696162">
            <text:p>173516,53669616</text:p>
          </table:table-cell>
          <table:table-cell table:style-name="ce1" office:value-type="float" office:value="173779.907514039">
            <text:p>173779,90751404</text:p>
          </table:table-cell>
          <table:table-cell table:style-name="ce1" office:value-type="float" office:value="173181.502294233">
            <text:p>173181,50229423</text:p>
          </table:table-cell>
          <table:table-cell table:style-name="ce1" office:value-type="float" office:value="174018.339926868">
            <text:p>174018,33992687</text:p>
          </table:table-cell>
          <table:table-cell table:style-name="ce1" office:value-type="float" office:value="173612.794657932">
            <text:p>173612,79465793</text:p>
          </table:table-cell>
          <table:table-cell table:style-name="ce1" office:value-type="float" office:value="173313.416232313">
            <text:p>173313,41623231</text:p>
          </table:table-cell>
          <table:table-cell table:number-columns-repeated="3" table:style-name="ce1" office:value-type="float" office:value="172920.674544104">
            <text:p>172920,67454410</text:p>
          </table:table-cell>
          <table:table-cell table:style-name="ce1" office:value-type="float" office:value="172596.605688962">
            <text:p>172596,60568896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3">
            <text:p>133</text:p>
          </table:table-cell>
          <table:table-cell office:value-type="float" office:value="267">
            <text:p>267</text:p>
          </table:table-cell>
          <table:table-cell office:value-type="float" office:value="401">
            <text:p>401</text:p>
          </table:table-cell>
          <table:table-cell office:value-type="float" office:value="536">
            <text:p>536</text:p>
          </table:table-cell>
          <table:table-cell office:value-type="float" office:value="670">
            <text:p>670</text:p>
          </table:table-cell>
          <table:table-cell office:value-type="float" office:value="804">
            <text:p>804</text:p>
          </table:table-cell>
          <table:table-cell office:value-type="float" office:value="936">
            <text:p>936</text:p>
          </table:table-cell>
          <table:table-cell office:value-type="float" office:value="1072">
            <text:p>1072</text:p>
          </table:table-cell>
          <table:table-cell office:value-type="float" office:value="1207">
            <text:p>1207</text:p>
          </table:table-cell>
          <table:table-cell office:value-type="float" office:value="1340">
            <text:p>1340</text:p>
          </table:table-cell>
          <table:table-cell office:value-type="float" office:value="1473">
            <text:p>1473</text:p>
          </table:table-cell>
          <table:table-cell office:value-type="float" office:value="1607">
            <text:p>1607</text:p>
          </table:table-cell>
          <table:table-cell office:value-type="float" office:value="1740">
            <text:p>1740</text:p>
          </table:table-cell>
          <table:table-cell office:value-type="float" office:value="1871">
            <text:p>1871</text:p>
          </table:table-cell>
          <table:table-cell office:value-type="float" office:value="2005">
            <text:p>2005</text:p>
          </table:table-cell>
          <table:table-cell office:value-type="float" office:value="2136">
            <text:p>2136</text:p>
          </table:table-cell>
          <table:table-cell office:value-type="float" office:value="2269">
            <text:p>2269</text:p>
          </table:table-cell>
          <table:table-cell office:value-type="float" office:value="2401">
            <text:p>2401</text:p>
          </table:table-cell>
          <table:table-cell office:value-type="float" office:value="2533">
            <text:p>2533</text:p>
          </table:table-cell>
          <table:table-cell office:value-type="float" office:value="2667">
            <text:p>2667</text:p>
          </table:table-cell>
          <table:table-cell office:value-type="float" office:value="2799">
            <text:p>2799</text:p>
          </table:table-cell>
          <table:table-cell office:value-type="float" office:value="2932">
            <text:p>2932</text:p>
          </table:table-cell>
          <table:table-cell office:value-type="float" office:value="3065">
            <text:p>3065</text:p>
          </table:table-cell>
          <table:table-cell office:value-type="float" office:value="3198">
            <text:p>3198</text:p>
          </table:table-cell>
          <table:table-cell office:value-type="float" office:value="3330">
            <text:p>3330</text:p>
          </table:table-cell>
          <table:table-cell office:value-type="float" office:value="3465">
            <text:p>3465</text:p>
          </table:table-cell>
          <table:table-cell office:value-type="float" office:value="3598">
            <text:p>3598</text:p>
          </table:table-cell>
          <table:table-cell office:value-type="float" office:value="3733">
            <text:p>3733</text:p>
          </table:table-cell>
          <table:table-cell office:value-type="float" office:value="3866">
            <text:p>3866</text:p>
          </table:table-cell>
          <table:table-cell office:value-type="float" office:value="4001">
            <text:p>4001</text:p>
          </table:table-cell>
          <table:table-cell office:value-type="float" office:value="4135">
            <text:p>4135</text:p>
          </table:table-cell>
          <table:table-cell office:value-type="float" office:value="4269">
            <text:p>4269</text:p>
          </table:table-cell>
          <table:table-cell office:value-type="float" office:value="4404">
            <text:p>4404</text:p>
          </table:table-cell>
          <table:table-cell office:value-type="float" office:value="4538">
            <text:p>4538</text:p>
          </table:table-cell>
          <table:table-cell office:value-type="float" office:value="4670">
            <text:p>4670</text:p>
          </table:table-cell>
          <table:table-cell office:value-type="float" office:value="4803">
            <text:p>4803</text:p>
          </table:table-cell>
          <table:table-cell office:value-type="float" office:value="4937">
            <text:p>4937</text:p>
          </table:table-cell>
          <table:table-cell office:value-type="float" office:value="5070">
            <text:p>5070</text:p>
          </table:table-cell>
          <table:table-cell office:value-type="float" office:value="5203">
            <text:p>5203</text:p>
          </table:table-cell>
          <table:table-cell office:value-type="float" office:value="5337">
            <text:p>5337</text:p>
          </table:table-cell>
          <table:table-cell office:value-type="float" office:value="5469">
            <text:p>5469</text:p>
          </table:table-cell>
          <table:table-cell office:value-type="float" office:value="5602">
            <text:p>5602</text:p>
          </table:table-cell>
          <table:table-cell office:value-type="float" office:value="5735">
            <text:p>5735</text:p>
          </table:table-cell>
          <table:table-cell office:value-type="float" office:value="5867">
            <text:p>5867</text:p>
          </table:table-cell>
          <table:table-cell office:value-type="float" office:value="6001">
            <text:p>6001</text:p>
          </table:table-cell>
          <table:table-cell office:value-type="float" office:value="6133">
            <text:p>6133</text:p>
          </table:table-cell>
          <table:table-cell office:value-type="float" office:value="6266">
            <text:p>6266</text:p>
          </table:table-cell>
          <table:table-cell office:value-type="float" office:value="6399">
            <text:p>6399</text:p>
          </table:table-cell>
          <table:table-cell office:value-type="float" office:value="6532">
            <text:p>6532</text:p>
          </table:table-cell>
          <table:table-cell office:value-type="float" office:value="6665">
            <text:p>6665</text:p>
          </table:table-cell>
          <table:table-cell office:value-type="float" office:value="6797">
            <text:p>6797</text:p>
          </table:table-cell>
          <table:table-cell office:value-type="float" office:value="6929">
            <text:p>6929</text:p>
          </table:table-cell>
          <table:table-cell office:value-type="float" office:value="7061">
            <text:p>7061</text:p>
          </table:table-cell>
          <table:table-cell office:value-type="float" office:value="7196">
            <text:p>7196</text:p>
          </table:table-cell>
          <table:table-cell office:value-type="float" office:value="7333">
            <text:p>7333</text:p>
          </table:table-cell>
          <table:table-cell office:value-type="float" office:value="7472">
            <text:p>7472</text:p>
          </table:table-cell>
          <table:table-cell office:value-type="float" office:value="7608">
            <text:p>7608</text:p>
          </table:table-cell>
          <table:table-cell office:value-type="float" office:value="7746">
            <text:p>7746</text:p>
          </table:table-cell>
          <table:table-cell office:value-type="float" office:value="7884">
            <text:p>7884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78656.955809379">
            <text:p>178656,96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25977768.9743904">
            <text:p>25977768,97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>
            <draw:frame table:end-cell-address="Hoja1.F27" table:end-x="0.525cm" table:end-y="0.199cm" draw:z-index="0" draw:style-name="gr1" svg:width="17.045cm" svg:height="6.986cm" svg:x="2.297cm" svg:y="0.439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16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16:0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046cm" svg:height="6.987cm" chart:class="chart:scatter" chart:style-name="ch1">
        <chart:title svg:x="7.478cm" svg:y="0.14cm" chart:style-name="ch2">
          <text:p>prueba # 2</text:p>
        </chart:title>
        <chart:legend chart:legend-position="end" svg:x="15.316cm" svg:y="3.186cm" chart:style-name="ch3"/>
        <chart:plot-area chart:style-name="ch4" table:cell-range-address="Hoja1.A1:Hoja1.BH2" chart:data-source-has-labels="column" svg:x="0.479cm" svg:y="0.782cm" svg:width="14.497cm" svg:height="5.988cm">
          <chart:axis chart:dimension="x" chart:name="primary-x" chart:style-name="ch5">
            <chart:title svg:x="7.524cm" svg:y="6.312cm" chart:style-name="ch6">
              <text:p>tiempo</text:p>
            </chart:title>
          </chart:axis>
          <chart:axis chart:dimension="y" chart:name="primary-y" chart:style-name="ch7">
            <chart:title svg:x="0.341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32">
                <text:p>20032</text:p>
              </table:table-cell>
              <table:table-cell office:value-type="float" office:value="25000">
                <text:p>25000</text:p>
              </table:table-cell>
              <table:table-cell office:value-type="float" office:value="30032">
                <text:p>30032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47">
                <text:p>45047</text:p>
              </table:table-cell>
              <table:table-cell office:value-type="float" office:value="50016">
                <text:p>50016</text:p>
              </table:table-cell>
              <table:table-cell office:value-type="float" office:value="55000">
                <text:p>55000</text:p>
              </table:table-cell>
              <table:table-cell office:value-type="float" office:value="60032">
                <text:p>60032</text:p>
              </table:table-cell>
              <table:table-cell office:value-type="float" office:value="65016">
                <text:p>65016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47">
                <text:p>85047</text:p>
              </table:table-cell>
              <table:table-cell office:value-type="float" office:value="90032">
                <text:p>90032</text:p>
              </table:table-cell>
              <table:table-cell office:value-type="float" office:value="95016">
                <text:p>95016</text:p>
              </table:table-cell>
              <table:table-cell office:value-type="float" office:value="100047">
                <text:p>100047</text:p>
              </table:table-cell>
              <table:table-cell office:value-type="float" office:value="105016">
                <text:p>105016</text:p>
              </table:table-cell>
              <table:table-cell office:value-type="float" office:value="110016">
                <text:p>110016</text:p>
              </table:table-cell>
              <table:table-cell office:value-type="float" office:value="115000">
                <text:p>115000</text:p>
              </table:table-cell>
              <table:table-cell office:value-type="float" office:value="120016">
                <text:p>120016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32">
                <text:p>140032</text:p>
              </table:table-cell>
              <table:table-cell office:value-type="float" office:value="145000">
                <text:p>145000</text:p>
              </table:table-cell>
              <table:table-cell office:value-type="float" office:value="150047">
                <text:p>150047</text:p>
              </table:table-cell>
              <table:table-cell office:value-type="float" office:value="155032">
                <text:p>155032</text:p>
              </table:table-cell>
              <table:table-cell office:value-type="float" office:value="160000">
                <text:p>160000</text:p>
              </table:table-cell>
              <table:table-cell office:value-type="float" office:value="165032">
                <text:p>165032</text:p>
              </table:table-cell>
              <table:table-cell office:value-type="float" office:value="170032">
                <text:p>170032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16">
                <text:p>190016</text:p>
              </table:table-cell>
              <table:table-cell office:value-type="float" office:value="195016">
                <text:p>195016</text:p>
              </table:table-cell>
              <table:table-cell office:value-type="float" office:value="200047">
                <text:p>200047</text:p>
              </table:table-cell>
              <table:table-cell office:value-type="float" office:value="205032">
                <text:p>205032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32">
                <text:p>225032</text:p>
              </table:table-cell>
              <table:table-cell office:value-type="float" office:value="230016">
                <text:p>230016</text:p>
              </table:table-cell>
              <table:table-cell office:value-type="float" office:value="235000">
                <text:p>235000</text:p>
              </table:table-cell>
              <table:table-cell office:value-type="float" office:value="240016">
                <text:p>240016</text:p>
              </table:table-cell>
              <table:table-cell office:value-type="float" office:value="245000">
                <text:p>245000</text:p>
              </table:table-cell>
              <table:table-cell office:value-type="float" office:value="250032">
                <text:p>250032</text:p>
              </table:table-cell>
              <table:table-cell office:value-type="float" office:value="255000">
                <text:p>255000</text:p>
              </table:table-cell>
              <table:table-cell office:value-type="float" office:value="260016">
                <text:p>260016</text:p>
              </table:table-cell>
              <table:table-cell office:value-type="float" office:value="265000">
                <text:p>265000</text:p>
              </table:table-cell>
              <table:table-cell office:value-type="float" office:value="270016">
                <text:p>270016</text:p>
              </table:table-cell>
              <table:table-cell office:value-type="float" office:value="275000">
                <text:p>275000</text:p>
              </table:table-cell>
              <table:table-cell office:value-type="float" office:value="280016">
                <text:p>280016</text:p>
              </table:table-cell>
              <table:table-cell office:value-type="float" office:value="285000">
                <text:p>285000</text:p>
              </table:table-cell>
              <table:table-cell office:value-type="float" office:value="290016">
                <text:p>290016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9252.628052904">
                <text:p>189252.628052904</text:p>
              </table:table-cell>
              <table:table-cell office:value-type="float" office:value="189252.628052904">
                <text:p>189252.628052904</text:p>
              </table:table-cell>
              <table:table-cell office:value-type="float" office:value="189252.628052904">
                <text:p>189252.628052904</text:p>
              </table:table-cell>
              <table:table-cell office:value-type="float" office:value="188918.113472311">
                <text:p>188918.113472311</text:p>
              </table:table-cell>
              <table:table-cell office:value-type="float" office:value="188918.113472311">
                <text:p>188918.113472311</text:p>
              </table:table-cell>
              <table:table-cell office:value-type="float" office:value="184841.442776255">
                <text:p>184841.442776255</text:p>
              </table:table-cell>
              <table:table-cell office:value-type="float" office:value="184841.442776255">
                <text:p>184841.442776255</text:p>
              </table:table-cell>
              <table:table-cell office:value-type="float" office:value="184841.442776255">
                <text:p>184841.442776255</text:p>
              </table:table-cell>
              <table:table-cell office:value-type="float" office:value="184841.442776255">
                <text:p>184841.442776255</text:p>
              </table:table-cell>
              <table:table-cell office:value-type="float" office:value="184830.906576956">
                <text:p>184830.906576956</text:p>
              </table:table-cell>
              <table:table-cell office:value-type="float" office:value="184830.906576956">
                <text:p>184830.906576956</text:p>
              </table:table-cell>
              <table:table-cell office:value-type="float" office:value="183516.71142563">
                <text:p>183516.71142563</text:p>
              </table:table-cell>
              <table:table-cell office:value-type="float" office:value="182481.660391121">
                <text:p>182481.660391121</text:p>
              </table:table-cell>
              <table:table-cell office:value-type="float" office:value="182198.880606076">
                <text:p>182198.880606076</text:p>
              </table:table-cell>
              <table:table-cell office:value-type="float" office:value="181646.623548998">
                <text:p>181646.623548998</text:p>
              </table:table-cell>
              <table:table-cell office:value-type="float" office:value="181646.623548998">
                <text:p>181646.623548998</text:p>
              </table:table-cell>
              <table:table-cell office:value-type="float" office:value="181646.623548998">
                <text:p>181646.623548998</text:p>
              </table:table-cell>
              <table:table-cell office:value-type="float" office:value="181646.623548998">
                <text:p>181646.623548998</text:p>
              </table:table-cell>
              <table:table-cell office:value-type="float" office:value="181646.623548998">
                <text:p>181646.623548998</text:p>
              </table:table-cell>
              <table:table-cell office:value-type="float" office:value="181646.623548998">
                <text:p>181646.623548998</text:p>
              </table:table-cell>
              <table:table-cell office:value-type="float" office:value="180971.561832794">
                <text:p>180971.561832794</text:p>
              </table:table-cell>
              <table:table-cell office:value-type="float" office:value="180443.202030024">
                <text:p>180443.202030024</text:p>
              </table:table-cell>
              <table:table-cell office:value-type="float" office:value="180193.414395764">
                <text:p>180193.414395764</text:p>
              </table:table-cell>
              <table:table-cell office:value-type="float" office:value="179077.408352944">
                <text:p>179077.408352944</text:p>
              </table:table-cell>
              <table:table-cell office:value-type="float" office:value="178276.527919351">
                <text:p>178276.527919351</text:p>
              </table:table-cell>
              <table:table-cell office:value-type="float" office:value="178276.527919351">
                <text:p>178276.527919351</text:p>
              </table:table-cell>
              <table:table-cell office:value-type="float" office:value="178049.634229022">
                <text:p>178049.634229022</text:p>
              </table:table-cell>
              <table:table-cell office:value-type="float" office:value="178049.634229022">
                <text:p>178049.634229022</text:p>
              </table:table-cell>
              <table:table-cell office:value-type="float" office:value="178049.634229022">
                <text:p>178049.634229022</text:p>
              </table:table-cell>
              <table:table-cell office:value-type="float" office:value="178049.634229022">
                <text:p>178049.634229022</text:p>
              </table:table-cell>
              <table:table-cell office:value-type="float" office:value="178049.634229022">
                <text:p>178049.634229022</text:p>
              </table:table-cell>
              <table:table-cell office:value-type="float" office:value="178049.634229022">
                <text:p>178049.634229022</text:p>
              </table:table-cell>
              <table:table-cell office:value-type="float" office:value="178049.634229022">
                <text:p>178049.634229022</text:p>
              </table:table-cell>
              <table:table-cell office:value-type="float" office:value="178049.634229022">
                <text:p>178049.634229022</text:p>
              </table:table-cell>
              <table:table-cell office:value-type="float" office:value="176062.280631976">
                <text:p>176062.280631976</text:p>
              </table:table-cell>
              <table:table-cell office:value-type="float" office:value="176062.280631976">
                <text:p>176062.280631976</text:p>
              </table:table-cell>
              <table:table-cell office:value-type="float" office:value="176019.069880645">
                <text:p>176019.069880645</text:p>
              </table:table-cell>
              <table:table-cell office:value-type="float" office:value="175597.854332582">
                <text:p>175597.854332582</text:p>
              </table:table-cell>
              <table:table-cell office:value-type="float" office:value="175597.854332582">
                <text:p>175597.854332582</text:p>
              </table:table-cell>
              <table:table-cell office:value-type="float" office:value="175597.854332582">
                <text:p>175597.854332582</text:p>
              </table:table-cell>
              <table:table-cell office:value-type="float" office:value="174475.494381887">
                <text:p>174475.494381887</text:p>
              </table:table-cell>
              <table:table-cell office:value-type="float" office:value="174311.603675472">
                <text:p>174311.603675472</text:p>
              </table:table-cell>
              <table:table-cell office:value-type="float" office:value="173994.890152041">
                <text:p>173994.890152041</text:p>
              </table:table-cell>
              <table:table-cell office:value-type="float" office:value="173381.795632604">
                <text:p>173381.795632604</text:p>
              </table:table-cell>
              <table:table-cell office:value-type="float" office:value="173381.795632604">
                <text:p>173381.795632604</text:p>
              </table:table-cell>
              <table:table-cell office:value-type="float" office:value="173229.59824675">
                <text:p>173229.59824675</text:p>
              </table:table-cell>
              <table:table-cell office:value-type="float" office:value="173229.59824675">
                <text:p>173229.59824675</text:p>
              </table:table-cell>
              <table:table-cell office:value-type="float" office:value="173229.59824675">
                <text:p>173229.59824675</text:p>
              </table:table-cell>
              <table:table-cell office:value-type="float" office:value="173229.59824675">
                <text:p>173229.59824675</text:p>
              </table:table-cell>
              <table:table-cell office:value-type="float" office:value="173041.450074885">
                <text:p>173041.450074885</text:p>
              </table:table-cell>
              <table:table-cell office:value-type="float" office:value="173041.450074885">
                <text:p>173041.450074885</text:p>
              </table:table-cell>
              <table:table-cell office:value-type="float" office:value="172912.142698873">
                <text:p>172912.142698873</text:p>
              </table:table-cell>
              <table:table-cell office:value-type="float" office:value="172912.142698873">
                <text:p>172912.142698873</text:p>
              </table:table-cell>
              <table:table-cell office:value-type="float" office:value="172912.142698873">
                <text:p>172912.142698873</text:p>
              </table:table-cell>
              <table:table-cell office:value-type="float" office:value="172912.142698873">
                <text:p>172912.142698873</text:p>
              </table:table-cell>
              <table:table-cell office:value-type="float" office:value="172912.142698873">
                <text:p>172912.142698873</text:p>
              </table:table-cell>
              <table:table-cell office:value-type="float" office:value="172892.300727418">
                <text:p>172892.300727418</text:p>
              </table:table-cell>
              <table:table-cell office:value-type="float" office:value="172892.300727418">
                <text:p>172892.300727418</text:p>
              </table:table-cell>
              <table:table-cell office:value-type="float" office:value="172596.605688962">
                <text:p>172596.605688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